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7">
            <text:p>25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</text:span><text:span text:style-name="T2">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</text:span><text:span text:style-name="T6">PLT_17.001,PLT_18.001,PLT_19.001,PLT_20.001,PLT_21.001,PLT_22.001,PLT_09.004,PLT_09.005,PLT_1</text:span><text:span text:style-name="T6">3.001, PLT_01.026, </text:span><text:span text:style-name="T6">PLT_24.001,PLT_24.002,PLT_24.003,PLT_24.004,PLT_24.005,PLT_24.006,PLT_24.007,PLT_24.008,PLT_2</text:span><text:span text:style-name="T6">4.009,PLT_24.010,PLT_24.011,PLT_24.012,PLT_24.013,PLT_24.014,PLT_24.015,PLT_24.016,PLT_24.017,P</text:span><text:span text:style-name="T6">LT_24.018,PLT_24.019,PLT_24.020,LT_24.021,LT_24.022,LT_24.023,LT_24.024,LT_24.025,PLT_16.001,PL</text:span><text:span text:style-name="T6">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8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9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5])" office:value-type="float" office:value="172">
            <text:p>172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Medium&quot;)" office:value-type="float" office:value="48">
            <text:p>48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OK&quot;)" office:value-type="float" office:value="92">
            <text:p>92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2];[.$K1])" office:value-type="float" office:value="0">
            <text:p>0</text:p>
          </table:table-cell>
          <table:table-cell table:style-name="ce129" table:formula="oooc:=COUNTIF([.M$7:.M$1012];[.$K1])" office:value-type="float" office:value="0">
            <text:p>0</text:p>
          </table:table-cell>
          <table:table-cell table:style-name="ce129" table:formula="oooc:=COUNTIF([.N$7:.N$1012];[.$K1])" office:value-type="float" office:value="0">
            <text:p>0</text:p>
          </table:table-cell>
          <table:table-cell table:style-name="ce129" table:formula="oooc:=COUNTIF([.O$7:.O$1012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2];[.$K2])" office:value-type="float" office:value="0">
            <text:p>0</text:p>
          </table:table-cell>
          <table:table-cell table:style-name="ce129" table:formula="oooc:=COUNTIF([.M$7:.M$1012];[.$K2])" office:value-type="float" office:value="0">
            <text:p>0</text:p>
          </table:table-cell>
          <table:table-cell table:style-name="ce129" table:formula="oooc:=COUNTIF([.N$7:.N$1012];[.$K2])" office:value-type="float" office:value="0">
            <text:p>0</text:p>
          </table:table-cell>
          <table:table-cell table:style-name="ce129" table:formula="oooc:=COUNTIF([.O$7:.O$1012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2];[.$K3])" office:value-type="float" office:value="0">
            <text:p>0</text:p>
          </table:table-cell>
          <table:table-cell table:style-name="ce129" table:formula="oooc:=COUNTIF([.M$7:.M$1012];[.$K3])" office:value-type="float" office:value="0">
            <text:p>0</text:p>
          </table:table-cell>
          <table:table-cell table:style-name="ce129" table:formula="oooc:=COUNTIF([.N$7:.N$1012];[.$K3])" office:value-type="float" office:value="0">
            <text:p>0</text:p>
          </table:table-cell>
          <table:table-cell table:style-name="ce129" table:formula="oooc:=COUNTIF([.O$7:.O$1012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10])" office:value-type="float" office:value="90" table:number-columns-spanned="3" table:number-rows-spanned="1">
            <text:p>90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2];[.$K4])" office:value-type="float" office:value="0">
            <text:p>0</text:p>
          </table:table-cell>
          <table:table-cell table:style-name="ce129" table:formula="oooc:=COUNTIF([.M$7:.M$1012];[.$K4])" office:value-type="float" office:value="0">
            <text:p>0</text:p>
          </table:table-cell>
          <table:table-cell table:style-name="ce129" table:formula="oooc:=COUNTIF([.N$7:.N$1012];[.$K4])" office:value-type="float" office:value="0">
            <text:p>0</text:p>
          </table:table-cell>
          <table:table-cell table:style-name="ce129" table:formula="oooc:=COUNTIF([.O$7:.O$1012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2];[.$K5])" office:value-type="float" office:value="0">
            <text:p>0</text:p>
          </table:table-cell>
          <table:table-cell table:style-name="ce129" table:formula="oooc:=COUNTIF([.M$7:.M$1012];[.$K5])" office:value-type="float" office:value="0">
            <text:p>0</text:p>
          </table:table-cell>
          <table:table-cell table:style-name="ce129" table:formula="oooc:=COUNTIF([.N$7:.N$1012];[.$K5])" office:value-type="float" office:value="0">
            <text:p>0</text:p>
          </table:table-cell>
          <table:table-cell table:style-name="ce129" table:formula="oooc:=COUNTIF([.O$7:.O$1012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</text:span><text:span text:style-name="T19">when </text:span><text:span text:style-name="T7">Change Password </text:span><text:span text:style-name="T19">option is checked, 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<text:s/>over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The length of the text in field "New/Confirm Password:" must be between "6" and "30" characters.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The "Group Name" field must start with a character and must not contain special characters."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<text:span text:style-name="T9">dash</text:span> <text:s/>in Group Name</text:p>
          </table:table-cell>
          <table:table-cell table:style-name="ce121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The "Group Name" field must start with a character and must not contain special characters."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Description" must be between "0" and "25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, please enter another one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ot in Group Name</text:p>
          </table:table-cell>
          <table:table-cell table:style-name="ce121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47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in Edit Page &amp; Navigation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Exo Start/ Administration/ Advanced/Edit Page &amp; Nav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group is being used, can not delet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have to input user nam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 office:value-type="float" office:value="76">
            <text:p>076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2];6;FIND(&quot;:&quot;;[.F252];1)-FIND(&quot; &quot;;[.F252];1)-1))&gt;VALUE(MID([.F251];6;FIND(&quot;:&quot;;[.F251];1)-FIND(&quot; &quot;;[.F251];1)-1));[.C251];[.C25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2];6;FIND(&quot;:&quot;;[.F272];1)-FIND(&quot; &quot;;[.F272];1)-1))&gt;VALUE(MID([.F271];6;FIND(&quot;:&quot;;[.F271];1)-FIND(&quot; &quot;;[.F271];1)-1));&quot;&quot;;MAX([.A$7:.A271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3];6;FIND(&quot;:&quot;;[.F273];1)-FIND(&quot; &quot;;[.F273];1)-1))&gt;VALUE(MID([.F272];6;FIND(&quot;:&quot;;[.F272];1)-FIND(&quot; &quot;;[.F272];1)-1));[.C272];[.C272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5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8]=[.$A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8]=[.$A6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8]=[.$A7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8]=[.$A8])*([Organization.A$5:Organization.A$998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8]=[.$A9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8]=[.$A10])*([Organization.A$5:Organization.A$998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8]=[.$A11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8]=[.$A12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8]=[.$A13])*([Organization.A$5:Organization.A$998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8]=[.$A14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8]=[.$A1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8]=[.$A16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8]=[.$A17])*([Organization.A$5:Organization.A$998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8]=[.$A18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8]=[.$A19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7">
            <text:p>257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5">07/15/2010</text:date>, <text:time>15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15T15:01:06</dc:date>
    <dc:language>en-US</dc:language>
    <meta:editing-cycles>548</meta:editing-cycles>
    <meta:editing-duration>P9DT16H47M28S</meta:editing-duration>
    <meta:user-defined meta:name="Info 1"/>
    <meta:user-defined meta:name="Info 2"/>
    <meta:user-defined meta:name="Info 3"/>
    <meta:user-defined meta:name="Info 4"/>
    <meta:document-statistic meta:table-count="9" meta:cell-count="8039" meta:object-count="6"/>
  </office:meta>
</office:document-meta>
</file>